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e7c62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e7c62" officeooo:paragraph-rsid="03fe7c62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0678d" officeooo:paragraph-rsid="04008727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2ddb9" officeooo:paragraph-rsid="0402ddb9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6f1b" officeooo:paragraph-rsid="0408661a" style:font-size-asian="11pt" style:font-style-asian="italic" style:font-size-complex="11pt" style:font-style-complex="italic"/>
    </style:style>
    <style:style style:name="P11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c3f62" officeooo:paragraph-rsid="040c3f62" style:font-size-asian="11pt" style:font-style-asian="italic" style:font-size-complex="11pt" style:font-style-complex="italic"/>
    </style:style>
    <style:style style:name="P115" style:family="paragraph" style:parent-style-name="Footnote">
      <style:text-properties officeooo:rsid="04ba495b" officeooo:paragraph-rsid="04ba495b"/>
    </style:style>
    <style:style style:name="P11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0d73" officeooo:paragraph-rsid="04120d73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19dd" officeooo:paragraph-rsid="041419dd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67066" officeooo:paragraph-rsid="04167066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fo:font-style="normal" officeooo:rsid="03f5d968" style:font-style-asian="normal" style:font-style-complex="normal"/>
    </style:style>
    <style:style style:name="T136" style:family="text">
      <style:text-properties fo:font-style="normal" officeooo:rsid="03f73142" style:font-style-asian="normal" style:font-style-complex="normal"/>
    </style:style>
    <style:style style:name="T137" style:family="text">
      <style:text-properties fo:font-style="normal" officeooo:rsid="03f86c06" style:font-style-asian="normal" style:font-style-complex="normal"/>
    </style:style>
    <style:style style:name="T138" style:family="text">
      <style:text-properties fo:font-style="normal" officeooo:rsid="03fa3d73" style:font-style-asian="normal" style:font-style-complex="normal"/>
    </style:style>
    <style:style style:name="T139" style:family="text">
      <style:text-properties fo:font-style="normal" officeooo:rsid="03fb5021" style:font-style-asian="normal" style:font-style-complex="normal"/>
    </style:style>
    <style:style style:name="T140" style:family="text">
      <style:text-properties fo:font-style="normal" officeooo:rsid="03fc8cbc" style:font-style-asian="normal" style:font-style-complex="normal"/>
    </style:style>
    <style:style style:name="T141" style:family="text">
      <style:text-properties fo:font-style="normal" officeooo:rsid="03ffbdfb" style:font-style-asian="normal" style:font-style-complex="normal"/>
    </style:style>
    <style:style style:name="T142" style:family="text">
      <style:text-properties fo:font-style="normal" officeooo:rsid="04008727" style:font-style-asian="normal" style:font-style-complex="normal"/>
    </style:style>
    <style:style style:name="T143" style:family="text">
      <style:text-properties fo:font-style="normal" officeooo:rsid="04011d58" style:font-style-asian="normal" style:font-style-complex="normal"/>
    </style:style>
    <style:style style:name="T144" style:family="text">
      <style:text-properties fo:font-style="normal" officeooo:rsid="0402f9e5" style:font-style-asian="normal" style:font-style-complex="normal"/>
    </style:style>
    <style:style style:name="T145" style:family="text">
      <style:text-properties fo:font-style="normal" officeooo:rsid="0403f45f" style:font-style-asian="normal" style:font-style-complex="normal"/>
    </style:style>
    <style:style style:name="T146" style:family="text">
      <style:text-properties fo:font-style="normal" officeooo:rsid="0408661a" style:font-style-asian="normal" style:font-style-complex="normal"/>
    </style:style>
    <style:style style:name="T147" style:family="text">
      <style:text-properties fo:font-style="normal" officeooo:rsid="040a57df" style:font-style-asian="normal" style:font-style-complex="normal"/>
    </style:style>
    <style:style style:name="T148" style:family="text">
      <style:text-properties fo:font-style="normal" officeooo:rsid="040d37e9" style:font-style-asian="normal" style:font-style-complex="normal"/>
    </style:style>
    <style:style style:name="T149" style:family="text">
      <style:text-properties fo:font-style="normal" officeooo:rsid="040f1f92" style:font-style-asian="normal" style:font-style-complex="normal"/>
    </style:style>
    <style:style style:name="T150" style:family="text">
      <style:text-properties fo:font-style="normal" officeooo:rsid="0410a856" style:font-style-asian="normal" style:font-style-complex="normal"/>
    </style:style>
    <style:style style:name="T151" style:family="text">
      <style:text-properties fo:font-style="normal" officeooo:rsid="041400de" style:font-style-asian="normal" style:font-style-complex="normal"/>
    </style:style>
    <style:style style:name="T152" style:family="text">
      <style:text-properties fo:font-style="normal" officeooo:rsid="04145afc" style:font-style-asian="normal" style:font-style-complex="normal"/>
    </style:style>
    <style:style style:name="T153" style:family="text">
      <style:text-properties fo:font-style="normal" officeooo:rsid="0415545d" style:font-style-asian="normal" style:font-style-complex="normal"/>
    </style:style>
    <style:style style:name="T154" style:family="text">
      <style:text-properties fo:font-style="normal" officeooo:rsid="04167066" style:font-style-asian="normal" style:font-style-complex="normal"/>
    </style:style>
    <style:style style:name="T155" style:family="text">
      <style:text-properties fo:font-style="normal" officeooo:rsid="0418904f" style:font-style-asian="normal" style:font-style-complex="normal"/>
    </style:style>
    <style:style style:name="T156" style:family="text">
      <style:text-properties officeooo:rsid="000a14f6"/>
    </style:style>
    <style:style style:name="T157" style:family="text">
      <style:text-properties officeooo:rsid="005714b7"/>
    </style:style>
    <style:style style:name="T158" style:family="text">
      <style:text-properties officeooo:rsid="00880dbe"/>
    </style:style>
    <style:style style:name="T159" style:family="text">
      <style:text-properties officeooo:rsid="007c6d62"/>
    </style:style>
    <style:style style:name="T160" style:family="text">
      <style:text-properties officeooo:rsid="01c4f176"/>
    </style:style>
    <style:style style:name="T161" style:family="text">
      <style:text-properties officeooo:rsid="03b4652d"/>
    </style:style>
    <style:style style:name="T162" style:family="text">
      <style:text-properties officeooo:rsid="0473a949"/>
    </style:style>
    <style:style style:name="T163" style:family="text">
      <style:text-properties officeooo:rsid="0387836c"/>
    </style:style>
    <style:style style:name="T164" style:family="text">
      <style:text-properties officeooo:rsid="023c6ef8"/>
    </style:style>
    <style:style style:name="T165" style:family="text">
      <style:text-properties officeooo:rsid="023d86f1"/>
    </style:style>
    <style:style style:name="T166" style:family="text">
      <style:text-properties officeooo:rsid="023e4245"/>
    </style:style>
    <style:style style:name="T167" style:family="text">
      <style:text-properties style:font-name="EB Garamond 12 All SC"/>
    </style:style>
    <style:style style:name="T168" style:family="text">
      <style:text-properties style:font-name="EB Garamond 12 All SC" officeooo:rsid="03106751"/>
    </style:style>
    <style:style style:name="T169" style:family="text">
      <style:text-properties style:font-name="EB Garamond 12 All SC" officeooo:rsid="036370f1"/>
    </style:style>
    <style:style style:name="T170" style:family="text">
      <style:text-properties style:font-name="EB Garamond 12 All SC" officeooo:rsid="039b4bec"/>
    </style:style>
    <style:style style:name="T171" style:family="text">
      <style:text-properties style:font-name="EB Garamond 12 All SC" officeooo:rsid="03dd4f18"/>
    </style:style>
    <style:style style:name="T172" style:family="text">
      <style:text-properties officeooo:rsid="02f83ef8"/>
    </style:style>
    <style:style style:name="T173" style:family="text">
      <style:text-properties officeooo:rsid="030830fa"/>
    </style:style>
    <style:style style:name="T174" style:family="text">
      <style:text-properties officeooo:rsid="030fd317"/>
    </style:style>
    <style:style style:name="T175" style:family="text">
      <style:text-properties officeooo:rsid="030feb5b"/>
    </style:style>
    <style:style style:name="T176" style:family="text">
      <style:text-properties officeooo:rsid="03106751"/>
    </style:style>
    <style:style style:name="T177" style:family="text">
      <style:text-properties officeooo:rsid="0317482f"/>
    </style:style>
    <style:style style:name="T178" style:family="text">
      <style:text-properties officeooo:rsid="0318bade"/>
    </style:style>
    <style:style style:name="T179" style:family="text">
      <style:text-properties officeooo:rsid="031c8e32"/>
    </style:style>
    <style:style style:name="T180" style:family="text">
      <style:text-properties officeooo:rsid="031e39c1"/>
    </style:style>
    <style:style style:name="T181" style:family="text">
      <style:text-properties officeooo:rsid="031f6f79"/>
    </style:style>
    <style:style style:name="T182" style:family="text">
      <style:text-properties officeooo:rsid="03204260"/>
    </style:style>
    <style:style style:name="T183" style:family="text">
      <style:text-properties officeooo:rsid="03279c5c"/>
    </style:style>
    <style:style style:name="T184" style:family="text">
      <style:text-properties officeooo:rsid="032cf4d4"/>
    </style:style>
    <style:style style:name="T185" style:family="text">
      <style:text-properties officeooo:rsid="0332c404"/>
    </style:style>
    <style:style style:name="T186" style:family="text">
      <style:text-properties officeooo:rsid="03344961"/>
    </style:style>
    <style:style style:name="T187" style:family="text">
      <style:text-properties officeooo:rsid="0303035b"/>
    </style:style>
    <style:style style:name="T188" style:family="text">
      <style:text-properties officeooo:rsid="01dff054"/>
    </style:style>
    <style:style style:name="T189" style:family="text">
      <style:text-properties officeooo:rsid="033abe56"/>
    </style:style>
    <style:style style:name="T190" style:family="text">
      <style:text-properties officeooo:rsid="033bb695"/>
    </style:style>
    <style:style style:name="T191" style:family="text">
      <style:text-properties officeooo:rsid="03401ab6"/>
    </style:style>
    <style:style style:name="T192" style:family="text">
      <style:text-properties officeooo:rsid="0340fb2a"/>
    </style:style>
    <style:style style:name="T193" style:family="text">
      <style:text-properties officeooo:rsid="0342b723"/>
    </style:style>
    <style:style style:name="T194" style:family="text">
      <style:text-properties officeooo:rsid="0349c53c"/>
    </style:style>
    <style:style style:name="T195" style:family="text">
      <style:text-properties officeooo:rsid="034ca3bb"/>
    </style:style>
    <style:style style:name="T196" style:family="text">
      <style:text-properties officeooo:rsid="034da74b"/>
    </style:style>
    <style:style style:name="T197" style:family="text">
      <style:text-properties officeooo:rsid="03524698"/>
    </style:style>
    <style:style style:name="T198" style:family="text">
      <style:text-properties officeooo:rsid="0358658f"/>
    </style:style>
    <style:style style:name="T199" style:family="text">
      <style:text-properties officeooo:rsid="035bc375"/>
    </style:style>
    <style:style style:name="T200" style:family="text">
      <style:text-properties officeooo:rsid="035f39f7"/>
    </style:style>
    <style:style style:name="T201" style:family="text">
      <style:text-properties officeooo:rsid="036370f1"/>
    </style:style>
    <style:style style:name="T202" style:family="text">
      <style:text-properties officeooo:rsid="03641507"/>
    </style:style>
    <style:style style:name="T203" style:family="text">
      <style:text-properties officeooo:rsid="036cdd8a"/>
    </style:style>
    <style:style style:name="T204" style:family="text">
      <style:text-properties officeooo:rsid="037937f9"/>
    </style:style>
    <style:style style:name="T205" style:family="text">
      <style:text-properties officeooo:rsid="037ed729"/>
    </style:style>
    <style:style style:name="T206" style:family="text">
      <style:text-properties officeooo:rsid="037fff5e"/>
    </style:style>
    <style:style style:name="T207" style:family="text">
      <style:text-properties officeooo:rsid="03831ae6"/>
    </style:style>
    <style:style style:name="T208" style:family="text">
      <style:text-properties officeooo:rsid="03854bf5"/>
    </style:style>
    <style:style style:name="T209" style:family="text">
      <style:text-properties officeooo:rsid="038e80b9"/>
    </style:style>
    <style:style style:name="T210" style:family="text">
      <style:text-properties officeooo:rsid="03918c11"/>
    </style:style>
    <style:style style:name="T211" style:family="text">
      <style:text-properties officeooo:rsid="03952c12"/>
    </style:style>
    <style:style style:name="T212" style:family="text">
      <style:text-properties officeooo:rsid="03983fcf"/>
    </style:style>
    <style:style style:name="T213" style:family="text">
      <style:text-properties officeooo:rsid="039b4bec"/>
    </style:style>
    <style:style style:name="T214" style:family="text">
      <style:text-properties officeooo:rsid="039d2eba"/>
    </style:style>
    <style:style style:name="T215" style:family="text">
      <style:text-properties officeooo:rsid="03a18218"/>
    </style:style>
    <style:style style:name="T216" style:family="text">
      <style:text-properties officeooo:rsid="03a72969"/>
    </style:style>
    <style:style style:name="T217" style:family="text">
      <style:text-properties officeooo:rsid="03ab176e"/>
    </style:style>
    <style:style style:name="T218" style:family="text">
      <style:text-properties officeooo:rsid="03aee913"/>
    </style:style>
    <style:style style:name="T219" style:family="text">
      <style:text-properties officeooo:rsid="03b19c19"/>
    </style:style>
    <style:style style:name="T220" style:family="text">
      <style:text-properties officeooo:rsid="03b3996b"/>
    </style:style>
    <style:style style:name="T221" style:family="text">
      <style:text-properties officeooo:rsid="03b5d4a5"/>
    </style:style>
    <style:style style:name="T222" style:family="text">
      <style:text-properties officeooo:rsid="03bdb81d"/>
    </style:style>
    <style:style style:name="T223" style:family="text">
      <style:text-properties officeooo:rsid="03bff2f4"/>
    </style:style>
    <style:style style:name="T224" style:family="text">
      <style:text-properties officeooo:rsid="03c34695"/>
    </style:style>
    <style:style style:name="T225" style:family="text">
      <style:text-properties officeooo:rsid="03c885b3"/>
    </style:style>
    <style:style style:name="T226" style:family="text">
      <style:text-properties officeooo:rsid="03cb5823"/>
    </style:style>
    <style:style style:name="T227" style:family="text">
      <style:text-properties officeooo:rsid="03cf8ea7"/>
    </style:style>
    <style:style style:name="T228" style:family="text">
      <style:text-properties officeooo:rsid="03d5f74d"/>
    </style:style>
    <style:style style:name="T229" style:family="text">
      <style:text-properties officeooo:rsid="03d642f3"/>
    </style:style>
    <style:style style:name="T230" style:family="text">
      <style:text-properties officeooo:rsid="03d8cc66"/>
    </style:style>
    <style:style style:name="T231" style:family="text">
      <style:text-properties officeooo:rsid="03d92018"/>
    </style:style>
    <style:style style:name="T232" style:family="text">
      <style:text-properties officeooo:rsid="03daea6f"/>
    </style:style>
    <style:style style:name="T233" style:family="text">
      <style:text-properties officeooo:rsid="03dd4f18"/>
    </style:style>
    <style:style style:name="T234" style:family="text">
      <style:text-properties officeooo:rsid="03df2082"/>
    </style:style>
    <style:style style:name="T235" style:family="text">
      <style:text-properties officeooo:rsid="03e1bb29"/>
    </style:style>
    <style:style style:name="T236" style:family="text">
      <style:text-properties officeooo:rsid="03e6c0b6"/>
    </style:style>
    <style:style style:name="T237" style:family="text">
      <style:text-properties officeooo:rsid="03e6185c"/>
    </style:style>
    <style:style style:name="T238" style:family="text">
      <style:text-properties officeooo:rsid="03eae1ba"/>
    </style:style>
    <style:style style:name="T239" style:family="text">
      <style:text-properties officeooo:rsid="03edf4d1"/>
    </style:style>
    <style:style style:name="T240" style:family="text">
      <style:text-properties officeooo:rsid="03f21630"/>
    </style:style>
    <style:style style:name="T241" style:family="text">
      <style:text-properties officeooo:rsid="03f73142"/>
    </style:style>
    <style:style style:name="T242" style:family="text">
      <style:text-properties officeooo:rsid="03fb5021"/>
    </style:style>
    <style:style style:name="T243" style:family="text">
      <style:text-properties officeooo:rsid="03fc8cbc"/>
    </style:style>
    <style:style style:name="T244" style:family="text">
      <style:text-properties officeooo:rsid="03ffbdfb"/>
    </style:style>
    <style:style style:name="T245" style:family="text">
      <style:text-properties officeooo:rsid="04008727"/>
    </style:style>
    <style:style style:name="T246" style:family="text">
      <style:text-properties officeooo:rsid="0402f9e5"/>
    </style:style>
    <style:style style:name="T247" style:family="text">
      <style:text-properties officeooo:rsid="0408661a"/>
    </style:style>
    <style:style style:name="T248" style:family="text">
      <style:text-properties officeooo:rsid="040d37e9"/>
    </style:style>
    <style:style style:name="T249" style:family="text">
      <style:text-properties officeooo:rsid="040f1f92"/>
    </style:style>
    <style:style style:name="T250" style:family="text">
      <style:text-properties officeooo:rsid="041400de"/>
    </style:style>
    <style:style style:name="T251" style:family="text">
      <style:text-properties officeooo:rsid="04145afc"/>
    </style:style>
    <style:style style:name="T252" style:family="text">
      <style:text-properties officeooo:rsid="041554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60">Esser-</text:span>Skala, 20<text:span text:style-name="T176">20</text:span></text:p>
      <text:p text:style-name="P27"/>
      <text:p text:style-name="P27"/>
      <text:p text:style-name="P12">© 20<text:span text:style-name="T176">20</text:span> by Wolfgang <text:span text:style-name="T160">Esser-</text:span>Skala. This edition is licensed under the Creative Commons Attribution<text:span text:style-name="T158">-NonCommercial-ShareAlike</text:span> 4.0 International License. To view a copy of this license, visit http://creativecommons.org/licenses/by<text:span text:style-name="T159">-nc-sa</text:span>/4.0/. </text:p>
      <text:p text:style-name="P11"/>
      <text:p text:style-name="P13">Music engraving by LilyPond 2.18.0 (http://www.lilypond.org).<text:span text:style-name="T157"><text:line-break/>Front matter</text:span> typeset with EB Garamond (http://www.georgduffner.at/ebgaramond).</text:p>
      <text:p text:style-name="P27"/>
      <text:p text:style-name="P10">First <text:span text:style-name="T160">version</text:span>, <text:span text:style-name="T176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74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64">https://digital.staatsbibliothek-berlin.de/werkansicht/?PPN=PPN1023705923<text:line-break/><text:tab/></text:span>(siglum<text:span text:style-name="T162"> </text:span>Mus.<text:span text:style-name="T164">ms. 21400</text:span>)</text:p>
      <text:p text:style-name="P2"/>
      <text:p text:style-name="P7">In general, this edition closely follows the <text:span text:style-name="T163">manuscript. </text:span>Any<text:span text:style-name="T172"> </text:span>changes <text:span text:style-name="T156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15">Abbreviations: <text:span text:style-name="T187">A, alto; B, basso; </text:span>Ms, manuscript;<text:span text:style-name="T164"> </text:span>org, organ; <text:span text:style-name="T188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text:span text:style-name="T135"><text:line-break/>4.9<text:tab/>27<text:tab/>org<text:tab/>bar in Ms: Bes1</text:span></text:p>
      <text:p text:style-name="P6"/>
      <text:p text:style-name="P8"/>
      <text:p text:style-name="P8"/>
      <text:p text:style-name="P8">Bass figures only appear in the following movements<text:span text:style-name="T205"> (bars in parentheses)</text:span>: 1.3 (15 to 18)<text:span text:style-name="T181">, 1.5 (32, 39 to 44), 1.7 (8 to 10, 55 to 57), 1.21 (1, 2, 5 to 7, 11, 30), 1.24 (6 to 9, 39, 40), 2.5 (43), 2.15 (17, 35 to 40), 3.4 (4, 6 to 8, 12 to 14, 17), 3.10 (34, 35), 3.17 (1 to 11, 16, 17, 33, 40), 4.4 (41 to 45, 60 to 67), 4.14 (1, 2, 7, 8), 4.18 (6),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75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61">Esser-</text:span>Skala</text:p>
      <text:p text:style-name="P25"/>
      <text:p text:style-name="P25"/>
      <text:p text:style-name="P26"><text:span text:style-name="T193">Das bewegte Schäflein (Canto 1)<text:line-break/>Das bußfertige Schäflein (Canto 1)<text:line-break/>Das danckbare Schäflein (Canto 2)<text:line-break/>Das demüthige Schäflein (Canto 2)<text:line-break/>Das erſchreckte Schäflein (Canto 2)<text:line-break/>Das erſchrockene Schäflein (Canto 1, 2)<text:line-break/>Das glaubende Schäflein (Canto 1)<text:line-break/>Das reuige Schäflein (Canto 1)<text:line-break/></text:span><text:soft-page-break/>Das verlohrne Schäflein (Canto 1)<text:span text:style-name="T228"><text:line-break/>Das wehmüthige Schäflein (Canto 2)<text:line-break/>Das Evangelium (Alto 1, 2)<text:line-break/>Der Evangeliſte (Tenore)<text:line-break/>Der Schächer (Alto 2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73">-</text:span> und ſter<text:span text:style-name="T173">-</text:span><text:line-break/>bende<text:line-break/>Gute Hirte,<text:line-break/>am<text:line-break/>Heil. Char<text:span text:style-name="T173">-</text:span>Freytage,<text:line-break/>1727<text:line-break/>In Hoch<text:span text:style-name="T173">-</text:span>Fürſtl. Schloß<text:span text:style-name="T173">-</text:span>Kirche<text:line-break/>zum Friedenſtein,<text:line-break/>Musicaliſch aufgeführet,<text:line-break/>und in<text:line-break/>gebundene und harmoniſche Zei<text:span text:style-name="T173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73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73"><text:tab/></text:span><text:line-break/><text:line-break/>Du ſollſt in dieſen Blättern deinen Heyland in ſeinem blutigen Leiden und Sterben ſehen. Dir iſt aber nicht unbekandt, wie e<text:span text:style-name="T173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73">Weder</text:span> mein Vorſatz, noch der Raum <text:span text:style-name="T173">l</text:span>eiden es, die Zärtlichkeiten, womit ein treuer Hirte ſeiner geliebten Heerde<text:span text:style-name="T173"> begegnet, hier weitläufig zu beſchreiben, ſondern ich ſetze nur die Worte Jeſu, Joh. X: </text:span><text:span text:style-name="T2">Ein guter Hirte läſſet ſein Leben für die Schafe</text:span><text:span text:style-name="T173">, zu weiterer Betrachtung auch, weil doch von der Liebe eines </text:span><text:span text:style-name="T2">guten Hirten</text:span><text:span text:style-name="T173"> gegen ſeine Heerde gewiß keine größre Probe verlanget, mithin auch nichts Höhers geſagt werden kan.<text:tab/><text:line-break/>Und ſiehe! hier lieget </text:span><text:span text:style-name="T2">dein guter Hirte</text:span><text:span text:style-name="T173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73">. O! ſo erſchrick demnach vor dem Donner des </text:span><text:span text:style-name="T2">Geſetzes</text:span><text:span text:style-name="T173">, wenn du bey ſeinem Tode Berge und Felſen, als erſtaunliche Trauer-Glocken klingen höreſt. Verbinde aber auch dein Hertze mit den Troſt-Sp??ereyen des ſüßen </text:span><text:span text:style-name="T2">Evangelii</text:span><text:span text:style-name="T173">, wenn du bedenkeſt, daß alle deine Sünden in dem Grabe deines </text:span><text:span text:style-name="T2">guten Hirten</text:span><text:span text:style-name="T173"> verſchloßen seyn. So wirſt du ſeinen Sterbens-Tag, als ein getreues </text:span><text:span text:style-name="T2">Schäflein</text:span><text:span text:style-name="T173"> ihm wohlgefällig, und dir höchſt-erſprießlich begehren, und dermahleinſt mit ihm dich ewig erfreuen.</text:span></text:p>
      <text:p text:style-name="P19"><text:soft-page-break/><text:span text:style-name="T167">p a r s <text:s text:c="2"/></text:span><text:span text:style-name="T168">i</text:span></text:p>
      <text:p text:style-name="P14"/>
      <text:p text:style-name="P33">1<text:span text:style-name="T166">.1</text:span><text:tab/>Choral: <text:tab/><text:span text:style-name="T176">Jeſu! frommer Menschenheerden<text:tab/>3</text:span><text:line-break/><text:line-break/><text:span text:style-name="T165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77">1.2<text:tab/>Recitativo:<text:tab/>Betrübter Fall! ach unglückſeelger Bißen!<text:tab/>1</text:span><text:span text:style-name="T11"><text:line-break/><text:line-break/></text:span><text:span text:style-name="T177">Das</text:span><text:span text:style-name="T11"><text:tab/>Betrübter Fall! ach unglückſeelger Bißen!<text:line-break/></text:span><text:span text:style-name="T177">verlohrne</text:span><text:span text:style-name="T11"><text:tab/>Wie viel haſt du mir doch entrißen?<text:line-break/></text:span><text:span text:style-name="T177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78">1.3<text:tab/>Aria:<text:tab/>Ach, wo bin ich hingerathen<text:tab/>1</text:span><text:span text:style-name="T13"><text:line-break/><text:line-break/></text:span><text:span text:style-name="T178">Das</text:span><text:span text:style-name="T13"><text:tab/>Ach, wo bin ich hingerathen!<text:line-break/></text:span><text:span text:style-name="T177">verlohrne</text:span><text:span text:style-name="T13"><text:tab/>Ach, wie hab ich mich verirrt!<text:line-break/></text:span><text:span text:style-name="T177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79">1.4<text:tab/>Recitativo:<text:tab/>Auf Sünde folget Fluch und Strafe<text:tab/>1</text:span><text:span text:style-name="T15"><text:line-break/><text:line-break/></text:span><text:span text:style-name="T179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80">1.5<text:tab/>Aria:<text:tab/>Wer ein Paradieß verſchertzet<text:tab/>1</text:span><text:span text:style-name="T17"><text:line-break/><text:line-break/></text:span><text:span text:style-name="T180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82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80">1.7<text:tab/>Aria:<text:tab/>Sein Hertze brennt in ſüßen Liebesflammen<text:tab/>1<text:line-break/><text:line-break/>Das</text:span><text:span text:style-name="T17"><text:tab/>Sein Hertze brennt in ſüßen Liebesflammen</text:span><text:span text:style-name="T180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79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79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83">1.9<text:tab/>Choral: <text:tab/>Hungrig, durſtig und ſehr matt<text:tab/>3</text:span><text:span text:style-name="T20"><text:line-break/><text:line-break/></text:span><text:span text:style-name="T165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84">1</text:span>.<text:span text:style-name="T185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79">1.11<text:tab/>Recitativo:<text:tab/>Die Liebe deines Hirten<text:tab/>1</text:span><text:span text:style-name="T27"><text:line-break/><text:line-break/></text:span><text:span text:style-name="T185">Der</text:span><text:span text:style-name="T27"><text:tab/></text:span><text:span text:style-name="T28">Die Liebe deines Hirten<text:line-break/></text:span><text:span text:style-name="T185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84">1.12<text:tab/>Aria:<text:tab/>Dein Exempel ſoll mir ſtets vor Augen seyn<text:tab/>1</text:span><text:span text:style-name="T29"><text:line-break/><text:line-break/></text:span><text:span text:style-name="T186">Das<text:tab/></text:span><text:span text:style-name="T29">Dein Exempe</text:span><text:span text:style-name="T35">l</text:span><text:span text:style-name="T186"><text:line-break/>demüthige</text:span><text:span text:style-name="T29"><text:tab/>ſoll mir ſtets</text:span><text:span text:style-name="T36"> vor Augen seyn.</text:span><text:span text:style-name="T29"><text:line-break/></text:span><text:span text:style-name="T186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79">1.13<text:tab/>Recitativo:<text:tab/>Ein böſes Schaf von Jesu guter Heerde<text:tab/>1</text:span><text:span text:style-name="T38"><text:line-break/><text:line-break/></text:span><text:span text:style-name="T189">Der</text:span><text:span text:style-name="T38"><text:tab/>Ein böſes Schaf von Jesu </text:span><text:span text:style-name="T40">g</text:span><text:span text:style-name="T38">uter Heerde,<text:line-break/></text:span><text:span text:style-name="T189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90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79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91">1.16<text:tab/>Recitativo:<text:tab/>Gott muß durch Blut und Todt verſöhnet ſeyn<text:tab/>1</text:span><text:span text:style-name="T43"><text:line-break/><text:line-break/></text:span><text:span text:style-name="T191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92">Das</text:span><text:span text:style-name="T44"><text:tab/>Und dieſer hat ſich in die Pein<text:line-break/></text:span><text:span text:style-name="T192">Evangelium</text:span><text:span text:style-name="T44"><text:tab/>aus Liebe für dich hingegeben.<text:line-break/><text:line-break/></text:span><text:span text:style-name="T192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92">Das</text:span><text:span text:style-name="T44"><text:tab/>Dein Hirte aber reißt dich aus dem Folter Hauß<text:line-break/></text:span><text:span text:style-name="T192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92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194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95">JESUS, der</text:span><text:span text:style-name="T49"><text:tab/>Mein Vater! kan es möglich ſeyn,<text:line-break/></text:span><text:span text:style-name="T195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96">Der</text:span><text:span text:style-name="T50"><text:tab/>Der einzge Troſt auf dieſer Welt,<text:line-break/></text:span><text:span text:style-name="T196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196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197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198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199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200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67">p a r s <text:s text:c="2"/></text:span><text:span text:style-name="T168">i</text:span><text:span text:style-name="T169">I</text:span></text:p>
      <text:p text:style-name="P15"/>
      <text:p text:style-name="P40"><text:span text:style-name="T201">2.1<text:tab/>Recitativo: <text:tab/>Nun ſtellt ſich der Verräther ein<text:tab/>1</text:span><text:span text:style-name="T59"><text:line-break/><text:line-break/></text:span><text:span text:style-name="T201">Der</text:span><text:span text:style-name="T59"><text:tab/>Nun ſtellt ſich der Verräther ein</text:span><text:span text:style-name="T60">,</text:span><text:span text:style-name="T59"><text:line-break/></text:span><text:span text:style-name="T201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202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201">2.3<text:tab/>Recitativo: <text:tab/>Der große Hirte wird geſchlagen<text:tab/>1</text:span><text:span text:style-name="T59"><text:line-break/><text:line-break/></text:span><text:span text:style-name="T201">Der</text:span><text:span text:style-name="T59"><text:tab/></text:span><text:span text:style-name="T66">Der große Hirte wird geſchlagen,</text:span><text:span text:style-name="T59"><text:line-break/></text:span><text:span text:style-name="T201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203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203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204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206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207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208">JESUS, der</text:span><text:span text:style-name="T79"><text:tab/>Du sagsts</text:span><text:span text:style-name="T80">,</text:span><text:span text:style-name="T79"><text:line-break/></text:span><text:span text:style-name="T208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208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209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210">Das</text:span><text:span text:style-name="T84"><text:tab/>Mein Hertz erbebt, wenn es bedencket,<text:line-break/></text:span><text:span text:style-name="T210">erſchrockene</text:span><text:span text:style-name="T84"><text:tab/>was ich verübt!<text:line-break/></text:span><text:span text:style-name="T210">Schäflein</text:span><text:span text:style-name="T84"><text:tab/><text:line-break/><text:line-break/></text:span><text:span text:style-name="T210">Das</text:span><text:span text:style-name="T84"><text:tab/>In dem, der dich biß in den Tod geliebt,<text:line-break/></text:span><text:span text:style-name="T210">Evangelium</text:span><text:span text:style-name="T84"><text:tab/>iſt alles dir geſchenket.</text:span></text:p>
      <text:p text:style-name="P73"/>
      <text:p text:style-name="P73"/>
      <text:p text:style-name="P75"><text:span text:style-name="T210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211">2</text:span>.1<text:span text:style-name="T211">4</text:span><text:tab/>Recitativo:<text:tab/><text:span text:style-name="T211">Wie kan ich Ihm doch danckbar seyn?</text:span><text:tab/>1<text:span text:style-name="T85"><text:line-break/><text:line-break/></text:span><text:span text:style-name="T211">Das danckbare</text:span><text:span text:style-name="T85"><text:tab/>Wie kan ich Ihm doch danckbar seyn?<text:line-break/></text:span><text:span text:style-name="T211">Schäflein</text:span><text:span text:style-name="T85"><text:tab/><text:line-break/><text:line-break/></text:span><text:span text:style-name="T211">Das</text:span><text:span text:style-name="T85"><text:tab/>Bereue deine Schuld,<text:line-break/></text:span><text:span text:style-name="T211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211">2</text:span>.15<text:tab/>Aria:<text:tab/>Guter Hirte, dieſes Hertze geb ich dir zu eigen hin<text:tab/>1<text:span text:style-name="T6"><text:line-break/><text:line-break/></text:span>Das danckbare<text:span text:style-name="T212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212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67">p a r s <text:s text:c="2"/></text:span><text:span text:style-name="T168">i</text:span><text:span text:style-name="T169">I</text:span><text:span text:style-name="T170">i</text:span></text:p>
      <text:p text:style-name="P16"/>
      <text:p text:style-name="P42"><text:span text:style-name="T213">3.1<text:tab/>Recitativo: <text:tab/>Kaum geht der Sonnen Licht<text:tab/>1</text:span><text:span text:style-name="T88"><text:line-break/><text:line-break/></text:span><text:span text:style-name="T213">Der</text:span><text:span text:style-name="T88"><text:tab/></text:span><text:span text:style-name="T89">Kaum geht der Sonnen Licht</text:span><text:span text:style-name="T88"><text:line-break/></text:span><text:span text:style-name="T213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214">Das</text:span><text:span text:style-name="T89"><text:tab/>Verdammter Satans Griff</text:span><text:span text:style-name="T90">,</text:span><text:span text:style-name="T89"><text:line-break/></text:span><text:span text:style-name="T214">erſchrockene</text:span><text:span text:style-name="T89"><text:tab/>wodurch er viele Seelen fället!<text:line-break/></text:span><text:span text:style-name="T214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214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215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216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217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218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219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220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21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22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23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24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25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26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27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29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31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32">or:</text:span><text:span text:style-name="T121"> o]</text:span><text:span text:style-name="T119"> ſo zeige mir dein Leiden,<text:line-break/><text:tab/></text:span><text:span text:style-name="T121">das gantz [</text:span><text:span text:style-name="T232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30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67">p a r s <text:s text:c="2"/></text:span><text:span text:style-name="T168">i</text:span><text:span text:style-name="T171"> v</text:span></text:p>
      <text:p text:style-name="P17"/>
      <text:p text:style-name="P43"><text:span text:style-name="T233">4.1</text:span><text:tab/>Choral: <text:tab/><text:span text:style-name="T233">Seele, geh auf Golgatha<text:tab/>1</text:span><text:span text:style-name="T123"><text:line-break/><text:line-break/></text:span><text:span text:style-name="T233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34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35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36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37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6"><text:span text:style-name="T238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6"/>
      <text:p text:style-name="P107"><text:line-break/><text:line-break/></text:p>
      <text:p text:style-name="P107"><text:soft-page-break/><text:span text:style-name="T239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7"/>
      <text:p text:style-name="P107"/>
      <text:p text:style-name="P108"><text:span text:style-name="T240">4</text:span>.9<text:tab/>Recitativo:<text:tab/>Der Heyland hinge nackt und bloß<text:tab/>1<text:span text:style-name="T6"><text:line-break/><text:line-break/></text:span>Der<text:span text:style-name="T6"><text:tab/>Der Heyland hinge nackt und bloß</text:span><text:span text:style-name="T136">,</text:span><text:span text:style-name="T6"><text:line-break/></text:span>Evangeliſte<text:span text:style-name="T6"><text:tab/></text:span><text:span text:style-name="T136">und über ſeinem Kleide<text:line-break/><text:tab/>warff ſchon das Krieges Volck das Loß</text:span><text:span text:style-name="T137">,</text:span><text:span text:style-name="T136"><text:line-break/><text:tab/></text:span><text:span text:style-name="T137">a</text:span><text:span text:style-name="T136">ls </text:span><text:span text:style-name="T138">E</text:span><text:span text:style-name="T136">r die </text:span><text:span text:style-name="T138">h</text:span><text:span text:style-name="T136">ochbetrübten Beyde,<text:line-break/><text:tab/>Mariam und Johannem, ſah,<text:line-break/><text:tab/>zu welchen dieſes Wort vom Kreutz herab geſchah:<text:line-break/><text:line-break/></text:span><text:span text:style-name="T241">JESUS, der</text:span><text:span text:style-name="T136"><text:tab/>Weib, ſiehe, dieſer iſt dein Sohn,<text:line-break/></text:span><text:span text:style-name="T241">gute Hirte</text:span><text:span text:style-name="T136"><text:tab/>und du ſolſt ſeine Mutter ſeyn.<text:line-break/><text:line-break/></text:span><text:span text:style-name="T241">Der</text:span><text:span text:style-name="T136"><text:tab/>Und die fürüber gingen,<text:line-break/></text:span><text:span text:style-name="T241">Evangeliſte</text:span><text:span text:style-name="T136"><text:tab/>belegten Ihn bey aller ſeiner Pein<text:line-break/><text:tab/>mit Läſterungen, Spott und Hohn,<text:line-break/><text:tab/>des</text:span><text:span text:style-name="T138"> </text:span><text:span text:style-name="T136">gleichen auch</text:span><text:span text:style-name="T138">,</text:span><text:span text:style-name="T136"> die bey Ihm hingen</text:span><text:span text:style-name="T138">.</text:span><text:span text:style-name="T136"><text:line-break/><text:tab/></text:span><text:span text:style-name="T138">B</text:span><text:span text:style-name="T136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41">Der Schächer</text:span><text:span text:style-name="T136"><text:tab/>Gedenck, o HErr, an mich,<text:line-break/><text:tab/>wenn du in deinem Reich anlangſt.<text:line-break/><text:line-break/></text:span><text:span text:style-name="T241">Der Ev.</text:span><text:span text:style-name="T136"><text:tab/>Worauf der HErr</text:span><text:span text:style-name="T138">e</text:span><text:span text:style-name="T136"> ſich vernehmen ließ:<text:line-break/><text:line-break/></text:span><text:span text:style-name="T241">JESUS, der</text:span><text:span text:style-name="T136"><text:tab/>Ich ſage dir, glaub du es ſicherlich,<text:line-break/></text:span><text:span text:style-name="T241">gute Hirte</text:span><text:span text:style-name="T136"><text:tab/>heut wartet noch auf dich<text:line-break/><text:tab/>das ſchöne Paradieß.</text:span></text:p>
      <text:p text:style-name="P108"/>
      <text:p text:style-name="P108"/>
      <text:p text:style-name="P109"><text:span text:style-name="T241">4</text:span>.10<text:tab/>Accomp:<text:tab/>O Lippen! die von Honig triefen<text:tab/>1<text:span text:style-name="T6"><text:line-break/><text:line-break/></text:span>Das<text:span text:style-name="T6"><text:tab/>O Lippen! die von Honig triefen</text:span><text:span text:style-name="T139">.</text:span><text:span text:style-name="T6"><text:line-break/></text:span>glaubende<text:span text:style-name="T6"><text:tab/></text:span><text:span text:style-name="T139">O Mund! der aus dem Tod<text:line-break/></text:span>Schäflein<text:span text:style-name="T139"><text:tab/>ins Leben rufen kan.<text:line-break/><text:tab/>Nun hör ich keinen Teufel an,<text:line-break/><text:tab/>wie ſehr er auch mit Höllenflammen droht.<text:line-break/><text:tab/>Braußt immer</text:span><text:span text:style-name="T140"> </text:span><text:span text:style-name="T139">hin,<text:line-break/><text:tab/>ihr fürchterlichen</text:span><text:span text:style-name="T140"> Tieffen</text:span><text:span text:style-name="T139"> </text:span><text:span text:style-name="T140">[</text:span><text:span text:style-name="T243">or:</text:span><text:span text:style-name="T140"> Rieſen]</text:span><text:span text:style-name="T139">,<text:line-break/><text:tab/></text:span><text:span text:style-name="T140">eröffne,</text:span><text:span text:style-name="T139"> Abgrund</text:span><text:span text:style-name="T140">,</text:span><text:span text:style-name="T139"> deinen Rachen;<text:line-break/><text:tab/>da ich bey meinem Hirten bin,<text:line-break/><text:tab/>kan ich die größte Noth</text:span><text:span text:style-name="T140">,</text:span><text:span text:style-name="T139"><text:line-break/><text:tab/>die ſonst die Sünde macht, verlachen.</text:span></text:p>
      <text:p text:style-name="P110"><text:soft-page-break/><text:span text:style-name="T242">4</text:span>.11<text:tab/>Aria:<text:tab/>Ach von dieſem Kreutze thaut<text:tab/>1<text:span text:style-name="T6"><text:line-break/><text:line-break/></text:span>Das<text:span text:style-name="T6"><text:tab/>Ach von dieſem Kreutze thaut<text:line-break/></text:span>glaubende<text:span text:style-name="T6"><text:tab/></text:span><text:span text:style-name="T141">lauter Troſt auf mein Gewißen.</text:span><text:span text:style-name="T6"><text:line-break/></text:span>Schäflein<text:span text:style-name="T6"><text:tab/></text:span><text:span text:style-name="T141">Sollt ich nun verzagen müßen,<text:line-break/><text:tab/>da mein Glaube dem vertraut,<text:line-break/><text:tab/>der nach einen Schächer ſchaut,<text:line-break/><text:tab/>ihm den Himmel aufzuſchließen?</text:span></text:p>
      <text:p text:style-name="P110"/>
      <text:p text:style-name="P110"/>
      <text:p text:style-name="P111"><text:span text:style-name="T244">4</text:span>.12<text:tab/>Choral:<text:tab/>Es freut ſchon Jeſus ſich<text:tab/>1<text:span text:style-name="T6"><text:line-break/><text:line-break/></text:span>Chor<text:span text:style-name="T6"><text:tab/>Es freut ſchon Jeſus ſich</text:span><text:span text:style-name="T143">,</text:span><text:span text:style-name="T142"><text:line-break/><text:tab/>daß Er ſein Schäflein, dich<text:line-break/><text:tab/>wird auf die Achſeln legen<text:line-break/><text:tab/>und dich auf guten Wegen<text:line-break/><text:tab/>zu ſeiner Heerde bringen,<text:line-break/><text:tab/>die wird für Freuden ſingen.</text:span></text:p>
      <text:p text:style-name="P111"/>
      <text:p text:style-name="P111"/>
      <text:p text:style-name="P112"><text:span text:style-name="T245">4</text:span>.13<text:tab/>Recitativo:<text:tab/>Und um die ſechſte Stunde<text:tab/>1<text:span text:style-name="T6"><text:line-break/><text:line-break/></text:span>Der<text:span text:style-name="T6"><text:tab/>Und um die ſechſte Stunde<text:line-break/></text:span>Evangeliſte<text:span text:style-name="T6"><text:tab/>ward eine dicke Finſterniß.<text:line-break/><text:tab/>Dabey vernahm man diß<text:line-break/><text:tab/>aus Jeſu Munde:<text:line-break/><text:tab/><text:line-break/></text:span>JESUS, der<text:span text:style-name="T6"><text:tab/>Mein Gott! Mein Gott!<text:line-break/></text:span>gute Hirte<text:span text:style-name="T6"><text:tab/>Warum haſtu mich verlaßen?<text:line-break/><text:line-break/></text:span>Ev.<text:span text:style-name="T6"><text:tab/>Die Feinde trieben ihren Spott<text:line-break/><text:tab/>gewohntermaßen,<text:line-break/><text:tab/>ſogar mi</text:span><text:span text:style-name="T145">t</text:span><text:span text:style-name="T6"> Jeſu Angstgeſchrey.<text:line-break/><text:tab/>Er aber rief:<text:line-break/><text:line-break/></text:span>JESUS<text:span text:style-name="T6"><text:tab/>Mich dürſtet.<text:line-break/><text:line-break/></text:span>Ev.<text:span text:style-name="T6"><text:tab/>Und einer von den Knechten lief,<text:line-break/><text:tab/>nahm eine</text:span><text:span text:style-name="T145">n</text:span><text:span text:style-name="T6"> Schwamm,<text:line-break/><text:tab/>ſteckt ſolchen auf ein Rohr,<text:line-break/><text:tab/>und hielt dem faſt erwürgten Lamm<text:line-break/><text:tab/>auf ſolche Weiſe Ysopen und Eßig </text:span><text:span text:style-name="T145">vor</text:span><text:span text:style-name="T6">.<text:line-break/><text:tab/>Hierauf wird Jeſu</text:span><text:span text:style-name="T145">s</text:span><text:span text:style-name="T6"> laut:<text:line-break/><text:line-break/></text:span>JESUS<text:span text:style-name="T6"><text:tab/>Es iſt vollbracht.<text:line-break/><text:line-break/></text:span>Ev.<text:span text:style-name="T6"><text:tab/>Und abermahl ſchrie Er mit gan</text:span><text:span text:style-name="T145">t</text:span><text:span text:style-name="T6">zer Macht:<text:line-break/><text:line-break/></text:span>JESUS<text:span text:style-name="T6"><text:tab/>Mein Vater, ich befehle meine</text:span><text:span text:style-name="T145">n</text:span><text:span text:style-name="T6"> Geiſt<text:line-break/><text:tab/>in deine Hände.<text:line-break/><text:line-break/></text:span>Ev.<text:span text:style-name="T6"><text:tab/>Und als Er nun </text:span><text:span text:style-name="T145">g</text:span><text:span text:style-name="T6">ezahlet und geleiſt,<text:line-break/><text:tab/>wa</text:span><text:span text:style-name="T145">s</text:span><text:span text:style-name="T6"> Er doch nicht geraubt</text:span><text:span text:style-name="T145">,</text:span><text:span text:style-name="T6"><text:line-break/><text:tab/></text:span><text:span text:style-name="T145">ſ</text:span><text:span text:style-name="T6">o neigte </text:span><text:span text:style-name="T144">ſich mit ſeinem blutgen Haupt<text:line-break/><text:tab/>ſein Leben auch zum Ende.</text:span></text:p>
      <text:p text:style-name="P113"><text:soft-page-break/><text:span text:style-name="T246">4</text:span>.14<text:tab/>Coro:<text:tab/>Ihr Himmel klagt<text:tab/>1<text:span text:style-name="T6"><text:line-break/><text:line-break/></text:span>Chor<text:span text:style-name="T6"><text:tab/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text:line-break/><text:tab/>O großes Wort!<text:line-break/><text:tab/>Gott wird gequälet.<text:line-break/><text:tab/>O großer Mord!<text:line-break/><text:tab/>Gott wird entſeelet.<text:line-break/><text:tab/>O niemals noch erhörte Noth!<text:line-break/><text:tab/>Wer iſt, der nicht erſtaunt und ſagt:<text:line-break/><text:tab/></text:span><text:span text:style-name="T6"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/text:span></text:p>
      <text:p text:style-name="P113"/>
      <text:p text:style-name="P113"/>
      <text:p text:style-name="P114"><text:span text:style-name="T247">4</text:span>.15<text:tab/>Accomp:<text:tab/>Jedoch was regen ſich bey dieſem Todt<text:tab/>1<text:span text:style-name="T6"><text:line-break/><text:line-break/></text:span>Das<text:span text:style-name="T6"><text:tab/>Jedoch was regen ſich bey dieſem Todt<text:line-break/></text:span>erſchreckte<text:span text:style-name="T6"><text:tab/></text:span><text:span text:style-name="T148">für ſchreckensvolle Trauer Glocken?</text:span><text:span text:style-name="T6"><text:line-break/></text:span>Schäflein<text:span text:style-name="T6"><text:tab/></text:span><text:span text:style-name="T148">O </text:span><text:span text:style-name="T149">w</text:span><text:span text:style-name="T148">eh! </text:span><text:span text:style-name="T149">a</text:span><text:span text:style-name="T148">ch unerhörte Noth!<text:line-break/><text:tab/>Mein Troſt fängt in mir an zu ſtocken.<text:line-break/><text:tab/>O Furcht! </text:span><text:span text:style-name="T149">o</text:span><text:span text:style-name="T148"> Bangigkeit!<text:line-break/><text:tab/>Der Himmel geht in einem Trauer Kleid<text:line-break/><text:tab/>und hüllet ſeinen Schein<text:line-break/><text:tab/>in ſchwartze </text:span><text:span text:style-name="T149">Trauer </text:span><text:span text:style-name="T148">Decken ein.<text:line-break/><text:tab/>Es bebet Hertz und Geiſt</text:span><text:span text:style-name="T149">,</text:span><text:span text:style-name="T148"><text:line-break/><text:tab/></text:span><text:span text:style-name="T149">d</text:span><text:span text:style-name="T148">enn ja, die Erde zittert unter mir<text:line-break/><text:tab/>und ſcheinet zu zerfallen.<text:line-break/><text:tab/>Ich ſeh, wie dort und hier<text:line-break/><text:tab/>bei fürchterlichen Knallen<text:line-break/><text:tab/>ein Felß zerſpringt, ein Berg zerreißt</text:span><text:span text:style-name="T149"> [</text:span><text:span text:style-name="T249">or:</text:span><text:span text:style-name="T149"> zerſpringt]</text:span><text:span text:style-name="T148">.<text:line-break/><text:tab/>Wohin, ach Gott! wohin<text:line-break/><text:tab/>ſoll ich erſchrecktes Schäflein fliehn?<text:line-break/><text:tab/>Der Himmel ſcheint durch ſeinen Blick mich zu </text:span><text:span text:style-name="T150">ver</text:span><text:span text:style-name="T148">jagen,<text:line-break/><text:tab/>die Erde bebt, mich</text:span><text:span text:style-name="T150"> </text:span><text:span text:style-name="T148">ferner nicht zu tragen.</text:span></text:p>
      <text:p text:style-name="P114"/>
      <text:p text:style-name="P114"/>
      <text:p text:style-name="P116"><text:span text:style-name="T248">4</text:span>.16<text:tab/>Aria:<text:tab/>Aus der Natur erzürntem Blicke<text:tab/>1<text:span text:style-name="T6"><text:line-break/><text:line-break/></text:span>Das Geſetze<text:span text:style-name="T6"><text:tab/>Aus der Natur erzürntem Blicke</text:span><text:span text:style-name="T151"><text:line-break/><text:tab/>erkenne deine Mißethat.<text:line-break/><text:tab/>Dem Himmel graut dich anzuſehen,<text:line-break/><text:tab/>drum will ſein Licht verhüllet ſtehen.<text:line-break/><text:tab/>Der Abgrund bebt, die Felſen ſpringen<text:line-break/><text:tab/>und ſind bereit, dich zu verſchlingen.<text:line-break/><text:tab/>Warum? weil deine Sünd und Tücke<text:line-break/><text:tab/>den Schöpffer jetz getödtet hat.</text:span></text:p>
      <text:p text:style-name="P116"/>
      <text:p text:style-name="P116"/>
      <text:p text:style-name="P117"><text:span text:style-name="T250">4</text:span>.17<text:tab/>Arioſo:<text:tab/>Erſchrecktes Schäflein, fliehe nicht<text:span text:style-name="T251">!</text:span><text:tab/>1<text:span text:style-name="T6"><text:line-break/><text:line-break/></text:span>Das<text:span text:style-name="T6"><text:tab/>Erſchrecktes Schäflein, fliehe nicht</text:span><text:span text:style-name="T152">!</text:span><text:span text:style-name="T6"><text:line-break/></text:span>Evangelium<text:span text:style-name="T6"><text:tab/></text:span><text:span text:style-name="T153">Zeigt die Natur dir ihr erzürnt Geſicht,<text:line-break/><text:tab/>ſo ſiehe über dich<text:line-break/></text:span><text:soft-page-break/><text:span text:style-name="T153"><text:tab/>nach Jeſu zugeſchlo</text:span><text:span text:style-name="T154">ß</text:span><text:span text:style-name="T153">nen Augen,<text:line-break/><text:tab/>die werden dir zum Troſte taugen.<text:line-break/><text:tab/>Erbebt der feſte Grund der Erden<text:line-break/><text:tab/>und ſpringen Felſen auch entzwey,<text:line-break/><text:tab/>laß dir darum nicht bange werden,<text:line-break/><text:tab/>du biſt in deines Hirten Wunden<text:line-break/><text:tab/>vor allen Unfall frey.<text:line-break/><text:tab/>Da ſchließe dich mit feſten Glauben ein<text:line-break/><text:tab/>und ruhe nach der Pein,<text:line-break/><text:tab/>die du zuvor empfunden.</text:span></text:p>
      <text:p text:style-name="P117"/>
      <text:p text:style-name="P117"/>
      <text:p text:style-name="P118"><text:span text:style-name="T252">4</text:span>.18<text:tab/>Choral:<text:tab/>Drücket euch an meine Lippen<text:tab/>1<text:span text:style-name="T6"><text:line-break/><text:line-break/></text:span>Chor<text:span text:style-name="T6"><text:tab/>Drücket euch an meine Lippen</text:span><text:span text:style-name="T155">,<text:line-break/><text:tab/>o, ihr werthen Wunden ihr!<text:line-break/><text:tab/>Roſenrothe Purpur Klippen,<text:line-break/><text:tab/>oeffnet eure Höhlen mir.<text:line-break/><text:tab/>Thaut mir Gnade, Heyl und Leben,<text:line-break/><text:tab/>hertzet euch mit meinem Geiſt.<text:line-break/><text:tab/>Eure Fülle kan mir geben<text:line-break/><text:tab/>alles, was Vergnügung heißt.<text:line-break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7T21:26:07.232985271</dc:date>
    <dc:creator>Wolfgang Skala</dc:creator>
    <meta:editing-duration>P10DT2H4M11S</meta:editing-duration>
    <meta:editing-cycles>930</meta:editing-cycles>
    <meta:generator>LibreOffice/4.2.8.2$Linux_X86_64 LibreOffice_project/420m0$Build-2</meta:generator>
    <meta:document-statistic meta:table-count="0" meta:image-count="1" meta:object-count="0" meta:page-count="26" meta:paragraph-count="106" meta:word-count="5895" meta:character-count="35927" meta:non-whitespace-character-count="29344"/>
  </office:meta>
</office:document-meta>
</file>